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FieldSource.toString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FieldSource.floatVal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FieldSource.intVal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FieldSource.IntFieldSource( String field , FieldCache . Int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FieldSource.cachedFieldSource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FieldSource.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FieldSource.IntFieldSource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FieldSource.getInn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FieldSource.getCachedFieldValues( FieldCache cache , String field ,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tFieldSource.cachedFieldSourceEquals( FieldCacheSource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